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Samsung tab 4 chi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table:formula="of:=[.E8]*[.D8]" office:value-type="float" office:value="590" calcext:value-type="float">
            <text:p>59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dell i3, 4gb, 500hd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table:formula="of:=[.E9]*[.D9]" office:value-type="float" office:value="576" calcext:value-type="float">
            <text:p>576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3" table:number-columns-repeated="3"/>
        </table:table-row>
        <table:table-row table:style-name="ro1" table:number-rows-repeated="2"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2"/>
          <table:table-cell table:style-name="ce4" table:number-columns-repeated="3"/>
          <table:table-cell table:style-name="ce5" table:formula="of:=SUM([.F8:.F10])" office:value-type="float" office:value="1166" calcext:value-type="float">
            <text:p>1166</text:p>
          </table:table-cell>
        </table:table-row>
        <table:table-row table:style-name="ro1">
          <table:table-cell table:number-columns-repeated="2"/>
          <table:table-cell table:style-name="ce4" table:number-columns-repeated="3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4:55:12.890398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</meta:initial-creator>
    <meta:creation-date>2015-04-08T14:51:18.783349205</meta:creation-date>
    <meta:generator>LibreOffice/4.2.7.2$Linux_X86_64 LibreOffice_project/420m0$Build-2</meta:generator>
    <dc:date>2015-04-13T14:56:15.065915191</dc:date>
    <dc:creator>kleber </dc:creator>
    <meta:editing-duration>PT9M20S</meta:editing-duration>
    <meta:editing-cycles>5</meta:editing-cycles>
    <meta:document-statistic meta:table-count="1" meta:cell-count="13" meta:object-count="0"/>
  </office:meta>
</office:document-meta>
</file>